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7.35pt" svg:height="189.75pt" svg:x="438.35pt" svg:y="17.15pt">
            <draw:object draw:notify-on-update-of-ranges="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6.59pt" svg:height="189.33pt" svg:x="438.35pt" svg:y="292.71pt">
            <draw:object draw:notify-on-update-of-ranges="Sheet1.B2:Sheet1.B13 Sheet1.E1:Sheet1.E1 Sheet1.E2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/>
          <table:table-cell table:style-name="Default" office:value-type="string" calcext:value-type="string">
            <text:p>nof genome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memory (kb)</text:p>
          </table:table-cell>
          <table:table-cell table:style-name="Default" office:value-type="string" calcext:value-type="string">
            <text:p>memory gb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9" calcext:value-type="float">
            <text:p>1.89</text:p>
          </table:table-cell>
          <table:table-cell office:value-type="float" office:value="17904" calcext:value-type="float">
            <text:p>17,904.00</text:p>
          </table:table-cell>
          <table:table-cell table:formula="of:=[.D2]/1024/1024" office:value-type="float" office:value="0.0170745849609375" calcext:value-type="float">
            <text:p>0.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05" calcext:value-type="float">
            <text:p>4.05</text:p>
          </table:table-cell>
          <table:table-cell office:value-type="float" office:value="27196" calcext:value-type="float">
            <text:p>27,196.00</text:p>
          </table:table-cell>
          <table:table-cell table:formula="of:=[.D3]/1024/1024" office:value-type="float" office:value="0.0259361267089844" calcext:value-type="float">
            <text:p>0.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64" calcext:value-type="float">
            <text:p>10.64</text:p>
          </table:table-cell>
          <table:table-cell office:value-type="float" office:value="52200" calcext:value-type="float">
            <text:p>52,200.00</text:p>
          </table:table-cell>
          <table:table-cell table:formula="of:=[.D4]/1024/1024" office:value-type="float" office:value="0.0497817993164063" calcext:value-type="float">
            <text:p>0.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2.27" calcext:value-type="float">
            <text:p>22.27</text:p>
          </table:table-cell>
          <table:table-cell office:value-type="float" office:value="106968" calcext:value-type="float">
            <text:p>106,968.00</text:p>
          </table:table-cell>
          <table:table-cell table:formula="of:=[.D5]/1024/1024" office:value-type="float" office:value="0.102012634277344" calcext:value-type="float">
            <text:p>0.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5.88" calcext:value-type="float">
            <text:p>45.88</text:p>
          </table:table-cell>
          <table:table-cell office:value-type="float" office:value="198388" calcext:value-type="float">
            <text:p>198,388.00</text:p>
          </table:table-cell>
          <table:table-cell table:formula="of:=[.D6]/1024/1024" office:value-type="float" office:value="0.189197540283203" calcext:value-type="float">
            <text:p>0.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0.63" calcext:value-type="float">
            <text:p>120.63</text:p>
          </table:table-cell>
          <table:table-cell office:value-type="float" office:value="480684" calcext:value-type="float">
            <text:p>480,684.00</text:p>
          </table:table-cell>
          <table:table-cell table:formula="of:=[.D7]/1024/1024" office:value-type="float" office:value="0.458415985107422" calcext:value-type="float">
            <text:p>0.46</text:p>
          </table:table-cell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253.83" calcext:value-type="float">
            <text:p>253.83</text:p>
          </table:table-cell>
          <table:table-cell office:value-type="float" office:value="927664" calcext:value-type="float">
            <text:p>927,664.00</text:p>
          </table:table-cell>
          <table:table-cell table:formula="of:=[.D8]/1024/1024" office:value-type="float" office:value="0.884689331054688" calcext:value-type="float">
            <text:p>0.88</text:p>
          </table:table-cell>
        </table:table-row>
        <table:table-row table:style-name="ro1">
          <table:table-cell/>
          <table:table-cell office:value-type="float" office:value="2000" calcext:value-type="float">
            <text:p>2,000</text:p>
          </table:table-cell>
          <table:table-cell office:value-type="float" office:value="540.05" calcext:value-type="float">
            <text:p>540.05</text:p>
          </table:table-cell>
          <table:table-cell office:value-type="float" office:value="1847356" calcext:value-type="float">
            <text:p>1,847,356.00</text:p>
          </table:table-cell>
          <table:table-cell table:formula="of:=[.D9]/1024/1024" office:value-type="float" office:value="1.76177597045898" calcext:value-type="float">
            <text:p>1.76</text:p>
          </table:table-cell>
        </table:table-row>
        <table:table-row table:style-name="ro1">
          <table:table-cell/>
          <table:table-cell office:value-type="float" office:value="5000" calcext:value-type="float">
            <text:p>5,000</text:p>
          </table:table-cell>
          <table:table-cell office:value-type="float" office:value="1404.71" calcext:value-type="float">
            <text:p>1,404.71</text:p>
          </table:table-cell>
          <table:table-cell office:value-type="float" office:value="4461416" calcext:value-type="float">
            <text:p>4,461,416.00</text:p>
          </table:table-cell>
          <table:table-cell table:formula="of:=[.D10]/1024/1024" office:value-type="float" office:value="4.25473785400391" calcext:value-type="float">
            <text:p>4.25</text:p>
          </table:table-cell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office:value-type="float" office:value="3048.92" calcext:value-type="float">
            <text:p>3,048.92</text:p>
          </table:table-cell>
          <table:table-cell office:value-type="float" office:value="8933488" calcext:value-type="float">
            <text:p>8,933,488.00</text:p>
          </table:table-cell>
          <table:table-cell table:formula="of:=[.D11]/1024/1024" office:value-type="float" office:value="8.51963806152344" calcext:value-type="float">
            <text:p>8.52</text:p>
          </table:table-cell>
        </table:table-row>
        <table:table-row table:style-name="ro1">
          <table:table-cell/>
          <table:table-cell office:value-type="float" office:value="20000" calcext:value-type="float">
            <text:p>20,000</text:p>
          </table:table-cell>
          <table:table-cell office:value-type="float" office:value="6662.61" calcext:value-type="float">
            <text:p>6,662.61</text:p>
          </table:table-cell>
          <table:table-cell office:value-type="float" office:value="17859076" calcext:value-type="float">
            <text:p>17,859,076.00</text:p>
          </table:table-cell>
          <table:table-cell table:formula="of:=[.D12]/1024/1024" office:value-type="float" office:value="17.0317420959473" calcext:value-type="float">
            <text:p>17.03</text:p>
          </table:table-cell>
        </table:table-row>
        <table:table-row table:style-name="ro1">
          <table:table-cell/>
          <table:table-cell office:value-type="float" office:value="50000" calcext:value-type="float">
            <text:p>50,000</text:p>
          </table:table-cell>
          <table:table-cell office:value-type="float" office:value="20843.23" calcext:value-type="float">
            <text:p>20,843.23</text:p>
          </table:table-cell>
          <table:table-cell office:value-type="float" office:value="45180580" calcext:value-type="float">
            <text:p>45,180,580.00</text:p>
          </table:table-cell>
          <table:table-cell table:formula="of:=[.D13]/1024/1024" office:value-type="float" office:value="43.0875587463379" calcext:value-type="float">
            <text:p>43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1:09:21.28887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0:54:53.536745965</meta:creation-date>
    <dc:date>2022-01-05T11:10:00.533013869</dc:date>
    <meta:editing-duration>PT7M20S</meta:editing-duration>
    <meta:editing-cycles>2</meta:editing-cycles>
    <meta:generator>LibreOffice/6.0.7.3$Linux_X86_64 LibreOffice_project/00m0$Build-3</meta:generator>
    <meta:document-statistic meta:table-count="1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02cm" svg:height="6.695cm" xlink:href=".." xlink:type="simple" chart:class="chart:scatter" chart:style-name="ch1">
        <chart:plot-area chart:style-name="ch2" table:cell-range-address="Sheet1.B2:Sheet1.C13 Sheet1.C1:Sheet1.C1" chart:data-source-has-labels="row" svg:x="1.249cm" svg:y="0.133cm" svg:width="10.415cm" svg:height="5.448cm">
          <chartooo:coordinate-region svg:x="2.532cm" svg:y="0.333cm" svg:width="8.614cm" svg:height="4.601cm"/>
          <chart:axis chart:dimension="x" chart:name="primary-x" chart:style-name="ch3">
            <chart:title svg:x="4.891cm" svg:y="5.714cm" chart:style-name="ch4">
              <text:p> Number of genomes</text:p>
            </chart:title>
          </chart:axis>
          <chart:axis chart:dimension="y" chart:name="primary-y" chart:style-name="ch5">
            <chart:title svg:x="0.451cm" svg:y="3.708cm" chart:style-name="ch6">
              <text:p>Time (sec.)</text:p>
            </chart:title>
            <chart:grid chart:style-name="ch7" chart:class="major"/>
          </chart:axis>
          <chart:series chart:style-name="ch8" chart:values-cell-range-address="Sheet1.C2:Sheet1.C13" chart:label-cell-address="Sheet1.C1:Sheet1.C1" chart:class="chart:scatter">
            <chart:domain table:cell-range-address="Sheet1.B2:Sheet1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3</svg:desc>
                </draw:g>
              </table:table-cell>
              <table:table-cell office:value-type="float" office:value="1.89">
                <text:p>1.89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0.63">
                <text:p>1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53.83">
                <text:p>25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40.05">
                <text:p>54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404.71">
                <text:p>1404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048.92">
                <text:p>3048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6662.61">
                <text:p>6662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20843.23">
                <text:p>20843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75cm" svg:height="6.68cm" xlink:href=".." xlink:type="simple" chart:class="chart:scatter" chart:style-name="ch1">
        <chart:plot-area chart:style-name="ch2" table:cell-range-address="Sheet1.B2:Sheet1.B13 Sheet1.E1:Sheet1.E13" chart:data-source-has-labels="row" svg:x="1.248cm" svg:y="0.133cm" svg:width="10.39cm" svg:height="5.433cm">
          <chartooo:coordinate-region svg:x="1.869cm" svg:y="0.332cm" svg:width="9.251cm" svg:height="4.587cm"/>
          <chart:axis chart:dimension="x" chart:name="primary-x" chart:style-name="ch3">
            <chart:title svg:x="4.917cm" svg:y="5.699cm" chart:style-name="ch4">
              <text:p>Number of genomes</text:p>
            </chart:title>
          </chart:axis>
          <chart:axis chart:dimension="y" chart:name="primary-y" chart:style-name="ch5">
            <chart:title svg:x="0.451cm" svg:y="3.885cm" chart:style-name="ch6">
              <text:p>Memory (Gb.)</text:p>
            </chart:title>
            <chart:grid chart:style-name="ch7" chart:class="major"/>
          </chart:axis>
          <chart:series chart:style-name="ch8" chart:values-cell-range-address="Sheet1.E2:Sheet1.E13" chart:label-cell-address="Sheet1.E1:Sheet1.E1" chart:class="chart:scatter">
            <chart:domain table:cell-range-address="Sheet1.B2:Sheet1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 g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3</svg:desc>
                </draw:g>
              </table:table-cell>
              <table:table-cell office:value-type="float" office:value="0.0170745849609375">
                <text:p>0.0170745849609375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9361267089844">
                <text:p>0.025936126708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497817993164063">
                <text:p>0.0497817993164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02012634277344">
                <text:p>0.102012634277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89197540283203">
                <text:p>0.18919754028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458415985107422">
                <text:p>0.458415985107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84689331054688">
                <text:p>0.884689331054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.76177597045898">
                <text:p>1.76177597045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4.25473785400391">
                <text:p>4.2547378540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8.51963806152344">
                <text:p>8.51963806152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7.0317420959473">
                <text:p>17.031742095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43.0875587463379">
                <text:p>43.0875587463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